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Z2" svg:width="2.799cm" svg:height="2.1cm" svg:x="14.75cm" svg:y="22.8cm" svg:viewBox="0 0 2800 2101" draw:points="0,0 2800,0 2800,2100 1,2101">
          <text:p/>
        </draw:polygon>
        <draw:polygon draw:style-name="gr1" draw:text-style-name="P1" draw:layer="Z2" svg:width="4.299cm" svg:height="2.1cm" svg:x="17.55cm" svg:y="22.8cm" svg:viewBox="0 0 4300 2101" draw:points="0,1 4300,0 4300,2100 0,2101">
          <text:p/>
        </draw:polygon>
        <draw:polygon draw:style-name="gr1" draw:text-style-name="P1" draw:layer="Z2" svg:width="3.049cm" svg:height="2.1cm" svg:x="21.85cm" svg:y="22.8cm" svg:viewBox="0 0 3050 2101" draw:points="0,0 3050,1 3050,2100 0,2101">
          <text:p/>
        </draw:polygon>
        <draw:polygon draw:style-name="gr1" draw:text-style-name="P1" draw:layer="Z2" svg:width="9.416cm" svg:height="2.536cm" svg:x="29.633cm" svg:y="21.799cm" svg:viewBox="0 0 9417 2537" draw:points="0,0 8742,0 9417,21 9417,2536 8717,2537 8716,1545 5625,1545 5625,501 5075,501 5075,1546 0,1545">
          <text:p/>
        </draw:polygon>
        <draw:polygon draw:style-name="gr1" draw:text-style-name="P1" draw:layer="Z2" svg:width="3.599cm" svg:height="1.599cm" svg:x="39.75cm" svg:y="4.9cm" svg:viewBox="0 0 3600 1600" draw:points="0,0 3600,0 3600,1600 0,16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Z2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2-16T12:22:11.090000000</dc:date>
    <meta:editing-duration>P1DT9H4M40S</meta:editing-duration>
    <meta:editing-cycles>254</meta:editing-cycles>
    <meta:generator>LibreOffice/5.2.3.3$Windows_x86 LibreOffice_project/d54a8868f08a7b39642414cf2c8ef2f228f780cf</meta:generator>
    <meta:document-statistic meta:object-count="5"/>
  </office:meta>
</office:document-meta>
</file>